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onaco" svg:font-family="Monaco, Menlo, monospace"/>
    <style:font-face style:name="song" svg:font-family="song, Verdan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variant="normal" fo:text-transform="none" fo:color="#ffffff" style:font-name="Monaco" fo:font-size="6.5pt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w linux setup</text:p>
      <text:p text:style-name="P1"/>
      <text:p text:style-name="P2"/>
      <text:p text:style-name="P2">1. IP:</text:p>
      <text:p text:style-name="P2"/>
      <text:p text:style-name="P2">10.11.0.62 <text:s text:c="5"/>ac</text:p>
      <text:p text:style-name="P2">10.11.0.153 <text:s text:c="4"/>bl</text:p>
      <text:p text:style-name="P2">#canada</text:p>
      <text:p text:style-name="P2">142.150.188.54 <text:s/>ca</text:p>
      <text:p text:style-name="P2">#NAOC</text:p>
      <text:p text:style-name="P2">124.118.31.146 <text:s/>hlx</text:p>
      <text:p text:style-name="P2">159.226.170.75 <text:s/>fat</text:p>
      <text:p text:style-name="P2"/>
      <text:p text:style-name="P2">2. vi <text:s/>.bashrc(linux) <text:s/>or .bash_profile (for mac)</text:p>
      <text:p text:style-name="P2"/>
      <text:p text:style-name="P2">alias vi=”vim”</text:p>
      <text:p text:style-name="P2">alias ssh=”ssh -XY”</text:p>
      <text:p text:style-name="P2"/>
      <text:p text:style-name="P2">export LD_LIBRARY_PATH="$LD_LIBRARY_PATH:/home/nch/sigpyproc/lib/c/"</text:p>
      <text:p text:style-name="P2">export PATH="/home/nch/sigpyproc/src:$PATH"</text:p>
      <text:p text:style-name="P2">export PYTHONPATH="$PYTHONPATH:/home/nch/sigpyproc/"</text:p>
      <text:p text:style-name="P2"/>
      <text:p text:style-name="P2"/>
      <text:p text:style-name="P2"/>
      <text:p text:style-name="P2">3 . <text:s/>Code Program install </text:p>
      <text:p text:style-name="P2">3.1 linux (Ubuntu)</text:p>
      <text:p text:style-name="P2"><text:tab/>sudo apt-get install terminator</text:p>
      <text:p text:style-name="P2"/>
      <text:p text:style-name="P2"><text:tab/>sudo apt-get install python-ipython</text:p>
      <text:p text:style-name="P2"><text:tab/>sudo apt-get install python-pip</text:p>
      <text:p text:style-name="P2"><text:tab/>sudo apt-get install python-matplotlib</text:p>
      <text:p text:style-name="P2"><text:tab/>sudo apt-get install python-numpy</text:p>
      <text:p text:style-name="P2"><text:tab/>sudp apt-get install python-scipy</text:p>
      <text:p text:style-name="P2"><text:tab/>sudo apt-get install python-mpi4py</text:p>
      <text:p text:style-name="P2"><text:tab/>sudo apt-get install python-astropy</text:p>
      <text:p text:style-name="P2"/>
      <text:p text:style-name="P2"><text:tab/>sudo apt-get install ruby</text:p>
      <text:p text:style-name="P2"><text:tab/>sudo apt-get install iruby</text:p>
      <text:p text:style-name="P2"/>
      <text:p text:style-name="P2"><text:tab/>sudo apt-get install mpich</text:p>
      <text:p text:style-name="P2"><text:tab/></text:p>
      <text:p text:style-name="P2"><text:tab/>(modifiedd own right for .viminfo for local user)</text:p>
      <text:p text:style-name="P2">3.2<text:tab/>MacOS:</text:p>
      <text:p text:style-name="Standard"><text:tab/>brew install : </text:p>
      <text:p text:style-name="Standard"><text:span text:style-name="Source_20_Text"><text:span text:style-name="T1"><text:tab/></text:span></text:span>/usr/bin/ruby -e "$(curl -fsSL <text:a xlink:type="simple" xlink:href="https://raw.githubusercontent.com/Homebrew/install/master/install" text:style-name="Internet_20_link">https://raw.githubusercontent.com/Homebrew/install/master/install</text:a>)"</text:p>
      <text:p text:style-name="Standard"/>
      <text:p text:style-name="Standard"/>
      <text:p text:style-name="Standard"><text:tab/>brew install ipython </text:p>
      <text:p text:style-name="Standard"><text:soft-page-break/><text:tab/>brew install python-pip</text:p>
      <text:p text:style-name="Standard"><text:tab/>…</text:p>
      <text:p text:style-name="Standard"><text:tab/>gcc install:</text:p>
      <text:p text:style-name="Standard"><text:tab/>brew install gcc –without—multilib</text:p>
      <text:p text:style-name="Standard"><text:tab/></text:p>
      <text:p text:style-name="Standard"><text:tab/>rm /usr/bin/gcc</text:p>
      <text:p text:style-name="Standard"><text:tab/>rm /usr/bin/g++</text:p>
      <text:p text:style-name="Standard"><text:tab/>rm /usr/bin/c++</text:p>
      <text:p text:style-name="Standard"><text:tab/>rm /usr/bin/cpp</text:p>
      <text:p text:style-name="Standard"><text:tab/>rm /usr/bin/cc</text:p>
      <text:p text:style-name="Standard"><text:tab/>ln -s /usr/local/Cellar/gcc/6.3.0_1/bin/gcc-6</text:p>
      <text:p text:style-name="Standard"><text:tab/>ln -s /usr/local/Cellar/gcc/6.3.0_1/bin/g++-6</text:p>
      <text:p text:style-name="Standard"><text:tab/>ln -s /usr/local/Cellar/gcc/6.3.0_1/bin/cpp-6</text:p>
      <text:p text:style-name="Standard"><text:tab/>ln -s /usr/local/Cellar/gcc/6.3.0_1/bin/c++-6</text:p>
      <text:p text:style-name="Standard"><text:tab/>ln -s /usr/local/Cellar/gcc/6.3.0_1/bin/cc-6</text:p>
      <text:p text:style-name="Standard"><text:tab/>/usr/bin/gcc</text:p>
      <text:p text:style-name="Standard"><text:tab/>/usr/bin/g++</text:p>
      <text:p text:style-name="Standard"><text:tab/>/usr/bin/cpp</text:p>
      <text:p text:style-name="Standard"><text:tab/>/usr/bin/c++</text:p>
      <text:p text:style-name="Standard"><text:tab/>/usr/bin/cc</text:p>
      <text:p text:style-name="P2"/>
      <text:p text:style-name="P2"/>
      <text:p text:style-name="P2">4. Vim environment config:</text:p>
      <text:p text:style-name="P2"><text:tab/></text:p>
      <text:p text:style-name="P2"><text:tab/><text:a xlink:type="simple" xlink:href="http://www.cnblogs.com/yjmyzz/p/4019783.html" text:style-name="Internet_20_link">http://www.cnblogs.com/yjmyzz/p/4019783.html</text:a></text:p>
      <text:p text:style-name="P2"/>
      <text:p text:style-name="P2"><text:tab/>brew install vim </text:p>
      <text:p text:style-name="P2"><text:tab/>vi /usr/share/vim/vimrc</text:p>
      <text:p text:style-name="P2"><text:tab/>set hlsearch (搜索高亮)</text:p>
      <text:p text:style-name="P2"><text:tab/>syntax on<text:tab/>(coding environment)</text:p>
      <text:p text:style-name="P2"><text:tab/>set nu!（optical）</text:p>
      <text:p text:style-name="P2"><text:tab/>au BufReadPost * if line("'\"") &gt; 0|if line("'\"") &lt;= line("$")|exe("norm '\"")|else|exe "norm $"|endif|endif（回到上次打开的位置， 可在/etc/vim/vimrc 中设置）</text:p>
      <text:p text:style-name="P2"/>
      <text:p text:style-name="P2">5. SSH configure:</text:p>
      <text:p text:style-name="P2"><text:tab/>ssh alive :</text:p>
      <text:p text:style-name="P2"><text:tab/><text:tab/>vi .ssh/config</text:p>
      <text:p text:style-name="P2"><text:tab/><text:tab/>ServerAliveInterval 60</text:p>
      <text:p text:style-name="P2"><text:tab/>ssh log without key:</text:p>
      <text:p text:style-name="P2"><text:tab/><text:tab/>ssh-keygen(always return)</text:p>
      <text:p text:style-name="P2"><text:tab/><text:tab/>copy id_rsa.pub to the server you want log without key, </text:p>
      <text:p text:style-name="P2"><text:tab/><text:tab/>and cat the id_rsa.pub &gt;&gt; authorized_key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onaco" svg:font-family="Monaco, Menlo, monospace"/>
    <style:font-face style:name="song" svg:font-family="song, Verdan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Nimbus Mono L" style:font-size-asian="10pt" style:font-name-complex="Liberation Mono" style:font-size-complex="10pt"/>
    </style:style>
    <style:style style:name="Source_20_Text" style:display-name="Source Text" style:family="text">
      <style:text-properties style:font-name="Liberation Mono" style:font-name-asian="Nimbus Mono L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0:22:14.327228163</meta:creation-date>
    <dc:date>2017-05-02T16:58:12</dc:date>
    <meta:editing-duration>PT7M37S</meta:editing-duration>
    <meta:editing-cycles>2</meta:editing-cycles>
    <meta:generator>LibreOffice/3.5$Linux_X86_64 LibreOffice_project/350m1$Build-2</meta:generator>
    <dc:creator>nch </dc:creator>
    <meta:document-statistic meta:table-count="0" meta:image-count="0" meta:object-count="0" meta:page-count="2" meta:paragraph-count="71" meta:word-count="216" meta:character-count="1960" meta:non-whitespace-character-count="1741"/>
  </office:meta>
</office:document-meta>
</file>